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Viktorie,</text:p>
      <text:p text:style-name="Normal">ve světě, kde se snoubí sny s realitou a energie s námi samotnými, sdílíme spolu něco mimořádně vzácného - kameny duše. Toto spojení není náhodné, stejně jako není náhodný strážce, který nás ochraňuje ve světle svých křídel. Archanděl Jeremiel, tvůj strážný anděl, ti denně připomíná sílu snů a vizí. A právě v tomto světě snů a přání jsem na tebe myslel, Viktorie, doufaje, že síla našich duší nás povede k dosažení všeho, co je pro nás předurčeno. Nechť ti Jeremielův záblesk motivace a povzbuzení osvětluje tvůj každý krok a přeji ti, abys ve svém srdci našla prostor pro splnění všech tvých skrytých přání. Sdílíme kameny duše, sdílíme cestu plnou magie a nekonečných možností. Buď sama sebou, neboť právě to je to, co tě činí neuvěřitelně výjimečn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